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8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8173in"/>
    </style:style>
    <style:style style:name="co5" style:family="table-column">
      <style:table-column-properties fo:break-before="auto" style:column-width="0.6161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6591in"/>
    </style:style>
    <style:style style:name="co8" style:family="table-column">
      <style:table-column-properties fo:break-before="auto" style:column-width="0.7236in"/>
    </style:style>
    <style:style style:name="co9" style:family="table-column">
      <style:table-column-properties fo:break-before="auto" style:column-width="0.7563in"/>
    </style:style>
    <style:style style:name="co10" style:family="table-column">
      <style:table-column-properties fo:break-before="auto" style:column-width="1.6028in"/>
    </style:style>
    <style:style style:name="co11" style:family="table-column">
      <style:table-column-properties fo:break-before="auto" style:column-width="0.8098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83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3" office:value-type="string">
            <text:p>Legend</text:p>
          </table:table-cell>
          <table:table-cell table:style-name="ce3" office:value-type="string">
            <text:p>Icon</text:p>
          </table:table-cell>
          <table:table-cell table:style-name="ce3" office:value-type="string">
            <text:p>Size</text:p>
          </table:table-cell>
          <table:table-cell table:style-name="ce3" office:value-type="string">
            <text:p>FromScale</text:p>
          </table:table-cell>
          <table:table-cell table:style-name="ce3" office:value-type="string">
            <text:p>ToScale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MMENT</text:p>
          </table:table-cell>
          <table:table-cell table:style-name="ce2" office:value-type="string">
            <text:p>VERY HIGH ZOOM</text:p>
          </table:table-cell>
          <table:table-cell table:style-name="ce5" table:number-columns-repeated="7"/>
          <table:table-cell table:style-name="ce3" table:number-columns-repeated="5"/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ank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bank.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ench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ench.sv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caf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cafe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restauran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restaurant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schoo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school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recycl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recycling.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atm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atm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toilets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toilet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ast_foo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fastfood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u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ub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st_box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ostbox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information</text:p>
          </table:table-cell>
          <table:table-cell office:value-type="string">
            <text:p>guide_pos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guidepost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sport</text:p>
          </table:table-cell>
          <table:table-cell office:value-type="string">
            <text:p>swimm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swimming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sport</text:p>
          </table:table-cell>
          <table:table-cell office:value-type="string">
            <text:p>socc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socce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shop</text:p>
          </table:table-cell>
          <table:table-cell office:value-type="string">
            <text:p>supermarke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supermarket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kindergarte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kindergarten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natural</text:p>
          </table:table-cell>
          <table:table-cell office:value-type="string">
            <text:p>spr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spring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teleph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telephone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ountai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fountain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*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addr:housenumber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ddr:housenumber</text:p>
          </table:table-cell>
          <table:table-cell office:value-type="string">
            <text:p>*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addr:housenumber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ire_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firestation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sub_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SubStation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OMMENT</text:p>
          </table:table-cell>
          <table:table-cell table:number-columns-repeated="17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ildingCollapsed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collapsed_build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ildingCollapsed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man_made</text:p>
          </table:table-cell>
          <table:table-cell office:value-type="string">
            <text:p>lighthous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ighthouse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uoy</text:p>
          </table:table-cell>
          <table:table-cell office:value-type="string">
            <text:p>*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oy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raffic_sign</text:p>
          </table:table-cell>
          <table:table-cell office:value-type="string">
            <text:p>city_limi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citylimit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ower|power_source</text:p>
          </table:table-cell>
          <table:table-cell office:value-type="string">
            <text:p>generator|win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Wind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natural</text:p>
          </table:table-cell>
          <table:table-cell office:value-type="string">
            <text:p>peak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!_lon!_lat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eak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obstac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bus_stop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arrier</text:p>
          </table:table-cell>
          <table:table-cell office:value-type="string">
            <text:p>obstac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arrier</text:p>
          </table:table-cell>
          <table:table-cell office:value-type="string">
            <text:p>gat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gate.sv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arrier</text:p>
          </table:table-cell>
          <table:table-cell office:value-type="string">
            <text:p>wal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wall.sv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ue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fuel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lace_of_worship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church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ark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arking.pn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leisure</text:p>
          </table:table-cell>
          <table:table-cell office:value-type="string">
            <text:p>playgroun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layground.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l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olice.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st_off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us_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busstation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enforcement</text:p>
          </table:table-cell>
          <table:table-cell office:value-type="string">
            <text:p>spe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rada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nforcement</text:p>
          </table:table-cell>
          <table:table-cell office:value-type="string">
            <text:p>maxspe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rada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nforcement</text:p>
          </table:table-cell>
          <table:table-cell office:value-type="string">
            <text:p>traffic_signals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blitze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site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people_camping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|refugee</text:p>
          </table:table-cell>
          <table:table-cell office:value-type="string">
            <text:p>camp_site|yes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picnic_sit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icnic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viewpoin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binocular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attrac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glasse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hote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hotel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inform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info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|type</text:p>
          </table:table-cell>
          <table:table-cell office:value-type="string">
            <text:p>hospital|Field 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fieldHospital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|hospital</text:p>
          </table:table-cell>
          <table:table-cell office:value-type="string">
            <text:p>hospital|field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fieldHospital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hospital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harmac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harmacy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po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Towe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tow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Towe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man_made|tower:type</text:p>
          </table:table-cell>
          <table:table-cell office:value-type="string">
            <text:p>tower|communic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towerRadio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string">
            <text:p>man_made</text:p>
          </table:table-cell>
          <table:table-cell office:value-type="string">
            <text:p>tow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towe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string">
            <text:p>railway</text:p>
          </table:table-cell>
          <table:table-cell office:value-type="string">
            <text:p>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railwaystation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OMMENT</text:p>
          </table:table-cell>
          <table:table-cell table:style-name="ce3" office:value-type="string">
            <text:p>PLACES</text:p>
          </table:table-cell>
          <table:table-cell table:number-columns-repeated="16"/>
        </table:table-row>
        <table:table-row table:style-name="ro1"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black</text:p>
          </table:table-cell>
          <table:table-cell office:value-type="float" office:value="3">
            <text:p>3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8">
            <text:p>1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999999">
            <text:p>999999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island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999999">
            <text:p>999999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town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0">
            <text:p>250000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suburb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village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hamlet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WAY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DashStyle</text:p>
          </table:table-cell>
          <table:table-cell table:style-name="ce1" office:value-type="string">
            <text:p>BorderColor</text:p>
          </table:table-cell>
          <table:table-cell table:style-name="ce1" office:value-type="string">
            <text:p>BorderThickness</text:p>
          </table:table-cell>
          <table:table-cell table:style-name="ce1" office:value-type="string">
            <text:p>fill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3" office:value-type="string">
            <text:p>Legend</text:p>
          </table:table-cell>
          <table:table-cell table:style-name="ce3" office:value-type="string">
            <text:p>BaseLayer</text:p>
          </table:table-cell>
          <table:table-cell office:value-type="string">
            <text:p>AreaIcon</text:p>
          </table:table-cell>
          <table:table-cell table:style-name="ce3" office:value-type="string">
            <text:p>FromScale</text:p>
          </table:table-cell>
          <table:table-cell table:style-name="ce3" office:value-type="string">
            <text:p>ToScale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esidential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living_street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6">
            <text:p>6</text:p>
          </table:table-cell>
          <table:table-cell office:value-type="string">
            <text:p>sans-serif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edestrian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6">
            <text:p>6</text:p>
          </table:table-cell>
          <table:table-cell office:value-type="string">
            <text:p>sans-serif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teps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6">
            <text:p>6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unclassified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oad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rvice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_link</text:p>
          </table:table-cell>
          <table:table-cell office:value-type="string">
            <text:p>blu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_link</text:p>
          </table:table-cell>
          <table:table-cell office:value-type="string">
            <text:p>blu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</text:p>
          </table:table-cell>
          <table:table-cell office:value-type="string">
            <text:p>red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_link</text:p>
          </table:table-cell>
          <table:table-cell office:value-type="string">
            <text:p>re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</text:p>
          </table:table-cell>
          <table:table-cell office:value-type="string">
            <text:p>goldenrod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0">
            <text:p>2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_link</text:p>
          </table:table-cell>
          <table:table-cell office:value-type="string">
            <text:p>goldenro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ertiary</text:p>
          </table:table-cell>
          <table:table-cell office:value-type="string">
            <text:p>darkkhaki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ford</text:p>
          </table:table-cell>
          <table:table-cell office:value-type="string">
            <text:p>black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1</text:p>
          </table:table-cell>
          <table:table-cell office:value-type="string">
            <text:p>darkgre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2</text:p>
          </table:table-cell>
          <table:table-cell office:value-type="string">
            <text:p>darkgre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3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4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5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ack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footway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ath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cycleway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route</text:p>
          </table:table-cell>
          <table:table-cell office:value-type="string">
            <text:p>ferry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ddr:interpolation</text:p>
          </table:table-cell>
          <table:table-cell office:value-type="string">
            <text:p>*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power</text:p>
          </table:table-cell>
          <table:table-cell office:value-type="string">
            <text:p>line</text:p>
          </table:table-cell>
          <table:table-cell office:value-type="string">
            <text:p>darkg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railway</text:p>
          </table:table-cell>
          <table:table-cell office:value-type="string">
            <text:p>rail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</text:p>
          </table:table-cell>
          <table:table-cell office:value-type="string">
            <text:p>lightblu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canal</text:p>
          </table:table-cell>
          <table:table-cell office:value-type="string">
            <text:p>lightblu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drain</text:p>
          </table:table-cell>
          <table:table-cell office:value-type="string">
            <text:p>lightblu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stream</text:p>
          </table:table-cell>
          <table:table-cell office:value-type="string">
            <text:p>lightblu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25001">
            <text:p>2500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!addr:housenumber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|type</text:p>
          </table:table-cell>
          <table:table-cell office:value-type="string">
            <text:p>hospital|Field Hospital</text:p>
          </table:table-cell>
          <table:table-cell office:value-type="string">
            <text:p>pin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Field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|hospital</text:p>
          </table:table-cell>
          <table:table-cell office:value-type="string">
            <text:p>hospital|field</text:p>
          </table:table-cell>
          <table:table-cell office:value-type="string">
            <text:p>pin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Field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tourism|refugee</text:p>
          </table:table-cell>
          <table:table-cell office:value-type="string">
            <text:p>camp_site|yes</text:p>
          </table:table-cell>
          <table:table-cell office:value-type="string">
            <text:p>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man_made</text:p>
          </table:table-cell>
          <table:table-cell office:value-type="string">
            <text:p>pier</text:p>
          </table:table-cell>
          <table:table-cell office:value-type="string">
            <text:p>darkgr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ier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</text:p>
          </table:table-cell>
          <table:table-cell office:value-type="string">
            <text:p>parking</text:p>
          </table:table-cell>
          <table:table-cell office:value-type="string">
            <text:p>darkgr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Parking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dam</text:p>
          </table:table-cell>
          <table:table-cell office:value-type="string">
            <text:p>blac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bank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coastline</text:p>
          </table:table-cell>
          <table:table-cell office:value-type="string">
            <text:p>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ater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beach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Beach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lan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scree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Scree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heath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Heath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marsh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Marsh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cliff</text:p>
          </table:table-cell>
          <table:table-cell office:value-type="string">
            <text:p>black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6">
            <text:p>6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stadium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./icons/areaSport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playground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Playground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sports_centre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Sport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cemetery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./icons/areaCemetery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ilitary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./icons/areaMilitary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reservoir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reservoir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ood</text:p>
          </table:table-cell>
          <table:table-cell office:value-type="string">
            <text:p>dark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orest</text:p>
          </table:table-cell>
          <table:table-cell office:value-type="string">
            <text:p>dark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lan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yar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grass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eadow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village_green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resident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industr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commerc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run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taxi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table:style-name="ce3" office:value-type="string">
            <text:p>SECTION</text:p>
          </table:table-cell>
          <table:table-cell table:style-name="ce3" office:value-type="string">
            <text:p>ROUTES</text:p>
          </table:table-cell>
          <table:table-cell table:style-name="ce3" office:value-type="string">
            <text:p>ThicknessLine</text:p>
          </table:table-cell>
          <table:table-cell table:style-name="ce3" office:value-type="string">
            <text:p>DashStyle</text:p>
          </table:table-cell>
          <table:table-cell table:style-name="ce3" office:value-type="string">
            <text:p>Opacity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StopNodeThickness</text:p>
          </table:table-cell>
          <table:table-cell table:style-name="ce3" office:value-type="string">
            <text:p>FromScale</text:p>
          </table:table-cell>
          <table:table-cell table:style-name="ce3" office:value-type="string">
            <text:p>ToScale</text:p>
          </table:table-cell>
          <table:table-cell table:number-columns-repeated="9"/>
        </table:table-row>
        <table:table-row table:style-name="ro1">
          <table:table-cell table:style-name="ce4" office:value-type="string">
            <text:p>hiking</text:p>
          </table:table-cell>
          <table:table-cell office:value-type="string">
            <text:p>red;pink;yellow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string">
            <text:p>re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9"/>
        </table:table-row>
        <table:table-row table:style-name="ro1">
          <table:table-cell office:value-type="string">
            <text:p>bus</text:p>
          </table:table-cell>
          <table:table-cell office:value-type="string">
            <text:p>red;pink;yellow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re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9"/>
        </table:table-row>
        <table:table-row table:style-name="ro1">
          <table:table-cell table:style-name="ce3" office:value-type="string">
            <text:p>SECTION</text:p>
          </table:table-cell>
          <table:table-cell table:style-name="ce3" office:value-type="string">
            <text:p>END</text:p>
          </table:table-cell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8">03/18/2010</text:date>, <text:time>20:5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18T20:59:13</dc:date>
    <dc:creator>gs </dc:creator>
    <meta:generator>OpenOffice.org/3.1$Linux OpenOffice.org_project/310m19$Build-9420</meta:generator>
    <meta:editing-duration>PT05H46M08S</meta:editing-duration>
    <meta:editing-cycles>137</meta:editing-cycles>
    <meta:document-statistic meta:table-count="1" meta:cell-count="2392" meta:object-count="0"/>
  </office:meta>
</office:document-meta>
</file>